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3333" calcext:value-type="float">
            <text:p>0.93333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3333" calcext:value-type="float">
            <text:p>0.93333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3333" calcext:value-type="float">
            <text:p>0.93333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852941" calcext:value-type="float">
            <text:p>0.8529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884615" calcext:value-type="float">
            <text:p>0.884615</text:p>
          </table:table-cell>
          <table:table-cell office:value-type="float" office:value="0.878788" calcext:value-type="float">
            <text:p>0.87878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0.852941" calcext:value-type="float">
            <text:p>0.85294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13953" calcext:value-type="float">
            <text:p>0.813953</text:p>
          </table:table-cell>
          <table:table-cell office:value-type="float" office:value="0.754386" calcext:value-type="float">
            <text:p>0.754386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811321" calcext:value-type="float">
            <text:p>0.811321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11321" calcext:value-type="float">
            <text:p>0.8113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23077" calcext:value-type="float">
            <text:p>0.723077</text:p>
          </table:table-cell>
          <table:table-cell office:value-type="float" office:value="0.695122" calcext:value-type="float">
            <text:p>0.69512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10345" calcext:value-type="float">
            <text:p>0.810345</text:p>
          </table:table-cell>
          <table:table-cell office:value-type="float" office:value="0.780822" calcext:value-type="float">
            <text:p>0.78082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810811" calcext:value-type="float">
            <text:p>0.810811</text:p>
          </table:table-cell>
          <table:table-cell office:value-type="float" office:value="0.758065" calcext:value-type="float">
            <text:p>0.7580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30769" calcext:value-type="float">
            <text:p>0.730769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0.651376" calcext:value-type="float">
            <text:p>0.651376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0.783784" calcext:value-type="float">
            <text:p>0.783784</text:p>
          </table:table-cell>
          <table:table-cell office:value-type="float" office:value="0.70297" calcext:value-type="float">
            <text:p>0.70297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76" calcext:value-type="float">
            <text:p>0.76</text:p>
          </table:table-cell>
          <table:table-cell office:value-type="float" office:value="0.74359" calcext:value-type="float">
            <text:p>0.74359</text:p>
          </table:table-cell>
          <table:table-cell office:value-type="float" office:value="0.717172" calcext:value-type="float">
            <text:p>0.71717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630631" calcext:value-type="float">
            <text:p>0.630631</text:p>
          </table:table-cell>
          <table:table-cell office:value-type="float" office:value="0.565789" calcext:value-type="float">
            <text:p>0.56578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762712" calcext:value-type="float">
            <text:p>0.762712</text:p>
          </table:table-cell>
          <table:table-cell office:value-type="float" office:value="0.679612" calcext:value-type="float">
            <text:p>0.679612</text:p>
          </table:table-cell>
          <table:table-cell office:value-type="float" office:value="0.632353" calcext:value-type="float">
            <text:p>0.63235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737705" calcext:value-type="float">
            <text:p>0.73770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693548" calcext:value-type="float">
            <text:p>0.69354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595506" calcext:value-type="float">
            <text:p>0.595506</text:p>
          </table:table-cell>
          <table:table-cell office:value-type="float" office:value="0.591241" calcext:value-type="float">
            <text:p>0.591241</text:p>
          </table:table-cell>
          <table:table-cell office:value-type="float" office:value="0.52356" calcext:value-type="float">
            <text:p>0.52356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18321" calcext:value-type="float">
            <text:p>0.618321</text:p>
          </table:table-cell>
          <table:table-cell office:value-type="float" office:value="0.546448" calcext:value-type="float">
            <text:p>0.546448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697368" calcext:value-type="float">
            <text:p>0.697368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49351" calcext:value-type="float">
            <text:p>0.6493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64815" calcext:value-type="float">
            <text:p>0.564815</text:p>
          </table:table-cell>
          <table:table-cell office:value-type="float" office:value="0.510989" calcext:value-type="float">
            <text:p>0.510989</text:p>
          </table:table-cell>
          <table:table-cell office:value-type="float" office:value="0.475" calcext:value-type="float">
            <text:p>0.4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560241" calcext:value-type="float">
            <text:p>0.560241</text:p>
          </table:table-cell>
          <table:table-cell office:value-type="float" office:value="0.43346" calcext:value-type="float">
            <text:p>0.4334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65035" calcext:value-type="float">
            <text:p>0.65035</text:p>
          </table:table-cell>
          <table:table-cell office:value-type="float" office:value="0.622951" calcext:value-type="float">
            <text:p>0.62295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23077" calcext:value-type="float">
            <text:p>0.523077</text:p>
          </table:table-cell>
          <table:table-cell office:value-type="float" office:value="0.472973" calcext:value-type="float">
            <text:p>0.472973</text:p>
          </table:table-cell>
          <table:table-cell office:value-type="float" office:value="0.435811" calcext:value-type="float">
            <text:p>0.435811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04389" calcext:value-type="float">
            <text:p>0.404389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660194" calcext:value-type="float">
            <text:p>0.660194</text:p>
          </table:table-cell>
          <table:table-cell office:value-type="float" office:value="0.614035" calcext:value-type="float">
            <text:p>0.614035</text:p>
          </table:table-cell>
          <table:table-cell office:value-type="float" office:value="0.556034" calcext:value-type="float">
            <text:p>0.55603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69136" calcext:value-type="float">
            <text:p>0.469136</text:p>
          </table:table-cell>
          <table:table-cell office:value-type="float" office:value="0.464" calcext:value-type="float">
            <text:p>0.464</text:p>
          </table:table-cell>
          <table:table-cell office:value-type="float" office:value="0.367609" calcext:value-type="float">
            <text:p>0.36760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10067" calcext:value-type="float">
            <text:p>0.510067</text:p>
          </table:table-cell>
          <table:table-cell office:value-type="float" office:value="0.411348" calcext:value-type="float">
            <text:p>0.411348</text:p>
          </table:table-cell>
          <table:table-cell office:value-type="float" office:value="0.338061" calcext:value-type="float">
            <text:p>0.33806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58" calcext:value-type="float">
            <text:p>0.58</text:p>
          </table:table-cell>
          <table:table-cell office:value-type="float" office:value="0.510714" calcext:value-type="float">
            <text:p>0.51071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397516" calcext:value-type="float">
            <text:p>0.397516</text:p>
          </table:table-cell>
          <table:table-cell office:value-type="float" office:value="0.298479" calcext:value-type="float">
            <text:p>0.298479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410891" calcext:value-type="float">
            <text:p>0.410891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242658" calcext:value-type="float">
            <text:p>0.242658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.526749" calcext:value-type="float">
            <text:p>0.526749</text:p>
          </table:table-cell>
          <table:table-cell office:value-type="float" office:value="0.480122" calcext:value-type="float">
            <text:p>0.4801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17431" calcext:value-type="float">
            <text:p>0.417431</text:p>
          </table:table-cell>
          <table:table-cell office:value-type="float" office:value="0.330166" calcext:value-type="float">
            <text:p>0.330166</text:p>
          </table:table-cell>
          <table:table-cell office:value-type="float" office:value="0.183565" calcext:value-type="float">
            <text:p>0.18356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59684" calcext:value-type="float">
            <text:p>0.359684</text:p>
          </table:table-cell>
          <table:table-cell office:value-type="float" office:value="0.321759" calcext:value-type="float">
            <text:p>0.321759</text:p>
          </table:table-cell>
          <table:table-cell office:value-type="float" office:value="0.143933" calcext:value-type="float">
            <text:p>0.14393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548193" calcext:value-type="float">
            <text:p>0.548193</text:p>
          </table:table-cell>
          <table:table-cell office:value-type="float" office:value="0.496429" calcext:value-type="float">
            <text:p>0.496429</text:p>
          </table:table-cell>
          <table:table-cell office:value-type="float" office:value="0.414458" calcext:value-type="float">
            <text:p>0.41445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69811" calcext:value-type="float">
            <text:p>0.369811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118245" calcext:value-type="float">
            <text:p>0.118245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324503" calcext:value-type="float">
            <text:p>0.324503</text:p>
          </table:table-cell>
          <table:table-cell office:value-type="float" office:value="0.210894" calcext:value-type="float">
            <text:p>0.210894</text:p>
          </table:table-cell>
          <table:table-cell office:value-type="float" office:value="0.095189" calcext:value-type="float">
            <text:p>0.095189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513089" calcext:value-type="float">
            <text:p>0.513089</text:p>
          </table:table-cell>
          <table:table-cell office:value-type="float" office:value="0.467492" calcext:value-type="float">
            <text:p>0.467492</text:p>
          </table:table-cell>
          <table:table-cell office:value-type="float" office:value="0.336957" calcext:value-type="float">
            <text:p>0.33695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30218" calcext:value-type="float">
            <text:p>0.330218</text:p>
          </table:table-cell>
          <table:table-cell office:value-type="float" office:value="0.183146" calcext:value-type="float">
            <text:p>0.183146</text:p>
          </table:table-cell>
          <table:table-cell office:value-type="float" office:value="0.05782" calcext:value-type="float">
            <text:p>0.0578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274611" calcext:value-type="float">
            <text:p>0.274611</text:p>
          </table:table-cell>
          <table:table-cell office:value-type="float" office:value="0.137437" calcext:value-type="float">
            <text:p>0.137437</text:p>
          </table:table-cell>
          <table:table-cell office:value-type="float" office:value="0.048077" calcext:value-type="float">
            <text:p>0.04807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69027" calcext:value-type="float">
            <text:p>0.469027</text:p>
          </table:table-cell>
          <table:table-cell office:value-type="float" office:value="0.382629" calcext:value-type="float">
            <text:p>0.382629</text:p>
          </table:table-cell>
          <table:table-cell office:value-type="float" office:value="0.261097" calcext:value-type="float">
            <text:p>0.26109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62069" calcext:value-type="float">
            <text:p>0.262069</text:p>
          </table:table-cell>
          <table:table-cell office:value-type="float" office:value="0.139984" calcext:value-type="float">
            <text:p>0.139984</text:p>
          </table:table-cell>
          <table:table-cell office:value-type="float" office:value="0.01509" calcext:value-type="float">
            <text:p>0.01509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205036" calcext:value-type="float">
            <text:p>0.205036</text:p>
          </table:table-cell>
          <table:table-cell office:value-type="float" office:value="0.098139" calcext:value-type="float">
            <text:p>0.098139</text:p>
          </table:table-cell>
          <table:table-cell office:value-type="float" office:value="0.030406" calcext:value-type="float">
            <text:p>0.03040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4358" calcext:value-type="float">
            <text:p>0.44358</text:p>
          </table:table-cell>
          <table:table-cell office:value-type="float" office:value="0.333973" calcext:value-type="float">
            <text:p>0.333973</text:p>
          </table:table-cell>
          <table:table-cell office:value-type="float" office:value="0.153134" calcext:value-type="float">
            <text:p>0.1531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15686" calcext:value-type="float">
            <text:p>0.215686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0.010449" calcext:value-type="float">
            <text:p>0.01044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56939" calcext:value-type="float">
            <text:p>0.156939</text:p>
          </table:table-cell>
          <table:table-cell office:value-type="float" office:value="0.059596" calcext:value-type="float">
            <text:p>0.059596</text:p>
          </table:table-cell>
          <table:table-cell office:value-type="float" office:value="0.006846" calcext:value-type="float">
            <text:p>0.00684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12969" calcext:value-type="float">
            <text:p>0.412969</text:p>
          </table:table-cell>
          <table:table-cell office:value-type="float" office:value="0.269956" calcext:value-type="float">
            <text:p>0.269956</text:p>
          </table:table-cell>
          <table:table-cell office:value-type="float" office:value="0.067572" calcext:value-type="float">
            <text:p>0.06757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50701" calcext:value-type="float">
            <text:p>0.150701</text:p>
          </table:table-cell>
          <table:table-cell office:value-type="float" office:value="0.025555" calcext:value-type="float">
            <text:p>0.025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10759" calcext:value-type="float">
            <text:p>0.10759</text:p>
          </table:table-cell>
          <table:table-cell office:value-type="float" office:value="0.038992" calcext:value-type="float">
            <text:p>0.038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348649" calcext:value-type="float">
            <text:p>0.348649</text:p>
          </table:table-cell>
          <table:table-cell office:value-type="float" office:value="0.18522" calcext:value-type="float">
            <text:p>0.18522</text:p>
          </table:table-cell>
          <table:table-cell office:value-type="float" office:value="0.027114" calcext:value-type="float">
            <text:p>0.0271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21973" calcext:value-type="float">
            <text:p>0.121973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78386" calcext:value-type="float">
            <text:p>0.078386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298246" calcext:value-type="float">
            <text:p>0.298246</text:p>
          </table:table-cell>
          <table:table-cell office:value-type="float" office:value="0.094914" calcext:value-type="float">
            <text:p>0.094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78303" calcext:value-type="float">
            <text:p>0.0783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055215" calcext:value-type="float">
            <text:p>0.055215</text:p>
          </table:table-cell>
          <table:table-cell office:value-type="float" office:value="0.006487" calcext:value-type="float">
            <text:p>0.0064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239601" calcext:value-type="float">
            <text:p>0.239601</text:p>
          </table:table-cell>
          <table:table-cell office:value-type="float" office:value="0.042946" calcext:value-type="float">
            <text:p>0.04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9327" calcext:value-type="float">
            <text:p>0.039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3521" calcext:value-type="float">
            <text:p>0.035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83133" calcext:value-type="float">
            <text:p>0.183133</text:p>
          </table:table-cell>
          <table:table-cell office:value-type="float" office:value="0.025659" calcext:value-type="float">
            <text:p>0.02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601" calcext:value-type="float">
            <text:p>0.0166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024131" calcext:value-type="float">
            <text:p>0.024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129268" calcext:value-type="float">
            <text:p>0.129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726" calcext:value-type="float">
            <text:p>0.0077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5166" calcext:value-type="float">
            <text:p>0.005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73374" calcext:value-type="float">
            <text:p>0.073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005076" calcext:value-type="float">
            <text:p>0.005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040721" calcext:value-type="float">
            <text:p>0.040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20361" calcext:value-type="float">
            <text:p>0.020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75" calcext:value-type="float">
            <text:p>0.6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75" calcext:value-type="float">
            <text:p>0.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25" calcext:value-type="float">
            <text:p>0.7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25" calcext:value-type="float">
            <text:p>0.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75" calcext:value-type="float">
            <text:p>0.7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775" calcext:value-type="float">
            <text:p>0.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25" calcext:value-type="float">
            <text:p>0.8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25" calcext:value-type="float">
            <text:p>0.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75" calcext:value-type="float">
            <text:p>0.8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75" calcext:value-type="float">
            <text:p>0.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25" calcext:value-type="float">
            <text:p>0.9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25" calcext:value-type="float">
            <text:p>0.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SUM([.B2:.B41])/40" office:value-type="float" office:value="0.23705605" calcext:value-type="float">
            <text:p>0.23705605</text:p>
          </table:table-cell>
          <table:table-cell table:formula="of:=SUM([.C2:.C41])/40" office:value-type="float" office:value="0.202063025" calcext:value-type="float">
            <text:p>0.202063025</text:p>
          </table:table-cell>
          <table:table-cell table:formula="of:=SUM([.D2:.D41])/40" office:value-type="float" office:value="0.173464375" calcext:value-type="float">
            <text:p>0.173464375</text:p>
          </table:table-cell>
          <table:table-cell table:formula="of:=SUM([.E2:.E41])/40" office:value-type="float" office:value="0" calcext:value-type="float">
            <text:p>0</text:p>
          </table:table-cell>
          <table:table-cell table:formula="of:=SUM([.F2:.F41])/40" office:value-type="float" office:value="0.5125" calcext:value-type="float">
            <text:p>0.5125</text:p>
          </table:table-cell>
          <table:table-cell table:formula="of:=SUM([.G2:.G41])/40" office:value-type="float" office:value="0.236574825" calcext:value-type="float">
            <text:p>0.236574825</text:p>
          </table:table-cell>
          <table:table-cell table:formula="of:=SUM([.H2:.H41])/40" office:value-type="float" office:value="0.206719025" calcext:value-type="float">
            <text:p>0.206719025</text:p>
          </table:table-cell>
          <table:table-cell table:formula="of:=SUM([.I2:.I41])/40" office:value-type="float" office:value="0.17572635" calcext:value-type="float">
            <text:p>0.17572635</text:p>
          </table:table-cell>
          <table:table-cell table:formula="of:=SUM([.J2:.J41])/40" office:value-type="float" office:value="0" calcext:value-type="float">
            <text:p>0</text:p>
          </table:table-cell>
          <table:table-cell table:formula="of:=SUM([.K2:.K41])/40" office:value-type="float" office:value="0.5125" calcext:value-type="float">
            <text:p>0.5125</text:p>
          </table:table-cell>
          <table:table-cell table:formula="of:=SUM([.L2:.L41])/40" office:value-type="float" office:value="0.30053255" calcext:value-type="float">
            <text:p>0.30053255</text:p>
          </table:table-cell>
          <table:table-cell table:formula="of:=SUM([.M2:.M41])/40" office:value-type="float" office:value="0.254671575" calcext:value-type="float">
            <text:p>0.254671575</text:p>
          </table:table-cell>
          <table:table-cell table:formula="of:=SUM([.N2:.N41])/40" office:value-type="float" office:value="0.221195475" calcext:value-type="float">
            <text:p>0.22119547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43]-[.G43]" office:value-type="float" office:value="0.00048122500000003" calcext:value-type="float">
            <text:p>0.000481225</text:p>
          </table:table-cell>
          <table:table-cell table:formula="of:=[.C43]-[.H43]" office:value-type="float" office:value="-0.00465599999999999" calcext:value-type="float">
            <text:p>-0.004656</text:p>
          </table:table-cell>
          <table:table-cell table:formula="of:=[.D43]-[.I43]" office:value-type="float" office:value="-0.002261975" calcext:value-type="float">
            <text:p>-0.002261975</text:p>
          </table:table-cell>
          <table:table-cell table:number-columns-repeated="7"/>
          <table:table-cell table:formula="of:=[.L43]-[.G43]" office:value-type="float" office:value="0.063957725" calcext:value-type="float">
            <text:p>0.063957725</text:p>
          </table:table-cell>
          <table:table-cell table:formula="of:=[.M43]-[.H43]" office:value-type="float" office:value="0.04795255" calcext:value-type="float">
            <text:p>0.04795255</text:p>
          </table:table-cell>
          <table:table-cell table:formula="of:=[.N43]-[.I43]" office:value-type="float" office:value="0.0454691249999999" calcext:value-type="float">
            <text:p>0.04546912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AVERAGE([.B45:.D45])" office:value-type="float" office:value="-0.00214558333333332" calcext:value-type="float">
            <text:p>-0.0021455833</text:p>
          </table:table-cell>
          <table:table-cell table:number-columns-repeated="9"/>
          <table:table-cell table:formula="of:=AVERAGE([.L45:.N45])" office:value-type="float" office:value="0.0524598" calcext:value-type="float">
            <text:p>0.052459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0interv</text:p>
          </table:table-cell>
          <table:table-cell table:number-columns-repeated="4"/>
          <table:table-cell office:value-type="string" calcext:value-type="string">
            <text:p>2interv</text:p>
          </table:table-cell>
          <table:table-cell table:number-columns-repeated="4"/>
          <table:table-cell office:value-type="string" calcext:value-type="string">
            <text:p>2intElimin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23:59:34.173757166</dc:date>
    <dc:creator>alox </dc:creator>
    <meta:generator>LibreOffice/4.2.7.2$Linux_X86_64 LibreOffice_project/420m0$Build-2</meta:generator>
    <meta:editing-duration>P0D</meta:editing-duration>
    <meta:editing-cycles>1</meta:editing-cycles>
    <meta:document-statistic meta:table-count="1" meta:cell-count="516" meta:object-count="0"/>
  </office:meta>
</office:document-meta>
</file>